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3.794cm" table:align="center"/>
    </style:style>
    <style:style style:name="Таблица1.A" style:family="table-column">
      <style:table-column-properties style:column-width="2.385cm"/>
    </style:style>
    <style:style style:name="Таблица1.B" style:family="table-column">
      <style:table-column-properties style:column-width="3.747cm"/>
    </style:style>
    <style:style style:name="Таблица1.C" style:family="table-column">
      <style:table-column-properties style:column-width="2.475cm"/>
    </style:style>
    <style:style style:name="Таблица1.D" style:family="table-column">
      <style:table-column-properties style:column-width="5.188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5e1c4" officeooo:paragraph-rsid="0015e1c4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fo:language="ru" fo:country="RU" officeooo:rsid="0015e1c4" officeooo:paragraph-rsid="0015e1c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5e1c4" officeooo:paragraph-rsid="0015e1c4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officeooo:rsid="0015e1c4" officeooo:paragraph-rsid="0015e1c4" style:font-size-asian="14pt" style:font-size-complex="14pt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language="ru" fo:country="RU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Планеты</text:span> (от греч. <text:span text:style-name="T1">planets – </text:span><text:span text:style-name="T3">блуждающий</text:span><text:span text:style-name="T2">) — </text:span><text:span text:style-name="T6">наиболее</text:span><text:span text:style-name="T2"> массивные тела Солнечной системы, движутся по эллиптическим орбитам вокруг Солнца, светятся отражённым солнечным светом. </text:span></text:p>
      <text:p text:style-name="P2"/>
      <text:p text:style-name="P3">Сравнение планет земной группы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1718347138416">
          <table:table-cell table:style-name="Таблица1.A1" office:value-type="string">
            <text:p text:style-name="P1">Название</text:p>
            <text:p text:style-name="P1">планеты</text:p>
          </table:table-cell>
          <table:table-cell table:style-name="Таблица1.A1" office:value-type="string">
            <text:p text:style-name="P1">Расстояние от</text:p>
            <text:p text:style-name="P1">Солнца (млн км)</text:p>
          </table:table-cell>
          <table:table-cell table:style-name="Таблица1.A1" office:value-type="string">
            <text:p text:style-name="P1">Плотность</text:p>
            <text:p text:style-name="P1">(кг/м<text:span text:style-name="T4">3</text:span><text:span text:style-name="T5">)</text:span></text:p>
          </table:table-cell>
          <table:table-cell table:style-name="Таблица1.D1" office:value-type="string">
            <text:p text:style-name="P1">Время полного оборота</text:p>
            <text:p text:style-name="P1">вокруг Солнца (сут.)</text:p>
          </table:table-cell>
        </table:table-row>
        <table:table-row table:style-name="TableLine1718347141872">
          <table:table-cell table:style-name="Таблица1.A2" office:value-type="string">
            <text:p text:style-name="P1">Меркурий</text:p>
          </table:table-cell>
          <table:table-cell table:style-name="Таблица1.A2" office:value-type="string">
            <text:p text:style-name="P1">57,9</text:p>
          </table:table-cell>
          <table:table-cell table:style-name="Таблица1.A2" office:value-type="string">
            <text:p text:style-name="P1">5427</text:p>
          </table:table-cell>
          <table:table-cell table:style-name="Таблица1.D2" office:value-type="string">
            <text:p text:style-name="P1">88</text:p>
          </table:table-cell>
        </table:table-row>
        <table:table-row table:style-name="TableLine1718343801584">
          <table:table-cell table:style-name="Таблица1.A2" office:value-type="string">
            <text:p text:style-name="P1">Венера</text:p>
          </table:table-cell>
          <table:table-cell table:style-name="Таблица1.A2" office:value-type="string">
            <text:p text:style-name="P1">108</text:p>
          </table:table-cell>
          <table:table-cell table:style-name="Таблица1.A2" office:value-type="string">
            <text:p text:style-name="P1">5243</text:p>
          </table:table-cell>
          <table:table-cell table:style-name="Таблица1.D2" office:value-type="string">
            <text:p text:style-name="P1">224,7</text:p>
          </table:table-cell>
        </table:table-row>
        <table:table-row table:style-name="TableLine1718343796976">
          <table:table-cell table:style-name="Таблица1.A2" office:value-type="string">
            <text:p text:style-name="P1">Земля</text:p>
          </table:table-cell>
          <table:table-cell table:style-name="Таблица1.A2" office:value-type="string">
            <text:p text:style-name="P1">149,6</text:p>
          </table:table-cell>
          <table:table-cell table:style-name="Таблица1.A2" office:value-type="string">
            <text:p text:style-name="P1">5515</text:p>
          </table:table-cell>
          <table:table-cell table:style-name="Таблица1.D2" office:value-type="string">
            <text:p text:style-name="P1">365,3</text:p>
          </table:table-cell>
        </table:table-row>
        <table:table-row table:style-name="TableLine1718343803312">
          <table:table-cell table:style-name="Таблица1.A2" office:value-type="string">
            <text:p text:style-name="P1">Марс</text:p>
          </table:table-cell>
          <table:table-cell table:style-name="Таблица1.A2" office:value-type="string">
            <text:p text:style-name="P1">227,9</text:p>
          </table:table-cell>
          <table:table-cell table:style-name="Таблица1.A2" office:value-type="string">
            <text:p text:style-name="P1">3933</text:p>
          </table:table-cell>
          <table:table-cell table:style-name="Таблица1.D2" office:value-type="string">
            <text:p text:style-name="P1">687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09:42:01.581000000</meta:creation-date>
    <dc:date>2024-02-14T10:01:18.947000000</dc:date>
    <meta:editing-duration>PT9M33S</meta:editing-duration>
    <meta:editing-cycles>3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6" meta:word-count="55" meta:character-count="373" meta:non-whitespace-character-count="341"/>
  </office:meta>
</office:document-meta>
</file>